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4" style:family="table">
      <style:table-properties style:width="4.7507in" fo:margin-left="0in" fo:break-before="auto" fo:break-after="auto" table:align="left" fo:keep-with-next="auto" style:may-break-between-rows="true" table:border-model="collapsing"/>
    </style:style>
    <style:style style:name="Table4.A" style:family="table-column">
      <style:table-column-properties style:column-width="0.409in"/>
    </style:style>
    <style:style style:name="Table4.B" style:family="table-column">
      <style:table-column-properties style:column-width="0.7236in"/>
    </style:style>
    <style:style style:name="Table4.1" style:family="table-row">
      <style:table-row-properties style:min-row-height="0.2507in" fo:keep-together="auto"/>
    </style:style>
    <style:style style:name="Table4.A1" style:family="table-cell">
      <style:table-cell-properties style:vertical-align="middle" fo:background-color="#f4f4f4" fo:padding-left="0.0403in" fo:padding-right="0.0597in" fo:padding-top="0.0403in" fo:padding-bottom="0.0403in" fo:border-left="none" fo:border-right="none" fo:border-top="none" fo:border-bottom="0.05pt solid #9c9c9c" style:writing-mode="page">
        <style:background-image/>
      </style:table-cell-properties>
    </style:style>
    <style:style style:name="Table4.B1" style:family="table-cell">
      <style:table-cell-properties style:vertical-align="middle" fo:background-color="transparent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.C1" style:family="table-cell">
      <style:table-cell-properties style:vertical-align="middle" fo:background-color="#f4f4f4" fo:padding="0.0382in" fo:border-left="none" fo:border-right="none" fo:border-top="none" fo:border-bottom="0.05pt solid #9c9c9c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f4f4f4" fo:padding-left="0.0403in" fo:padding-right="0.0597in" fo:padding-top="0.0403in" fo:padding-bottom="0.0403in" fo:border="none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C2" style:family="table-cell">
      <style:table-cell-properties style:vertical-align="middle" fo:background-color="#f4f4f4" fo:padding="0.0382in" fo:border="none" style:writing-mode="page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P1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fo:color="#000000" officeooo:rsid="003d7e39" officeooo:paragraph-rsid="004b72f3"/>
    </style:style>
    <style:style style:name="P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41bee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749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864db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200%"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3d7e39" officeooo:paragraph-rsid="003d7e39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200%"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6a0fc9" officeooo:paragraph-rsid="006a0fc9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72a23c" officeooo:paragraph-rsid="0072a23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72a23c" officeooo:paragraph-rsid="00749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Cantarell" fo:font-size="7pt" fo:language="la" fo:country="VA" fo:font-style="normal" fo:text-shadow="none" style:text-underline-style="none" fo:font-weight="normal" officeooo:rsid="0072a23c" officeooo:paragraph-rsid="00864db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74929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864db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3f76e" officeooo:paragraph-rsid="0063f76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ntarell" fo:font-size="9pt" fo:font-style="normal" fo:text-shadow="none" style:text-underline-style="none" fo:font-weight="normal" officeooo:rsid="0064abbf" officeooo:paragraph-rsid="0064ab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63f76e" officeooo:paragraph-rsid="0063f76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64abbf" officeooo:paragraph-rsid="0064abb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65cbd9" officeooo:paragraph-rsid="0065cbd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670f1a" officeooo:paragraph-rsid="00670f1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879ff" officeooo:paragraph-rsid="006879f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879ff" officeooo:paragraph-rsid="006879f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879ff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879ff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4b8b" officeooo:paragraph-rsid="006d4b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4b8b" officeooo:paragraph-rsid="006d4b8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4b8b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4b8b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4b8b" officeooo:paragraph-rsid="0086fe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837e" officeooo:paragraph-rsid="006a837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837e" officeooo:paragraph-rsid="00764fc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837e" officeooo:paragraph-rsid="006a837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837e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837e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a837e" officeooo:paragraph-rsid="0086fe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f740" officeooo:paragraph-rsid="006df7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f740" officeooo:paragraph-rsid="006df74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f740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f740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df740" officeooo:paragraph-rsid="0086fe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a493" officeooo:paragraph-rsid="006ea49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a493" officeooo:paragraph-rsid="006ea49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a493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a493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a493" officeooo:paragraph-rsid="0086754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6ea493" officeooo:paragraph-rsid="0086fe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200%"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113f4" officeooo:paragraph-rsid="007113f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113f4" officeooo:paragraph-rsid="007113f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113f4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113f4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113f4" officeooo:paragraph-rsid="0086fe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4929b" officeooo:paragraph-rsid="007492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74929b" officeooo:paragraph-rsid="00864db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8667f5" officeooo:paragraph-rsid="008667f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1pt" fo:language="la" fo:country="VA" fo:font-style="normal" fo:text-shadow="none" style:text-underline-style="none" fo:font-weight="normal" officeooo:rsid="0086fe6d" officeooo:paragraph-rsid="0086fe6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74929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cc0033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864db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200%" fo:text-align="start" style:justify-single-word="false"/>
      <style:text-properties fo:color="#cc0033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74929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ce181e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864db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line-height="200%" fo:text-align="start" style:justify-single-word="false"/>
      <style:text-properties fo:color="#ce181e" style:text-outline="false" style:text-line-through-style="none" style:text-line-through-type="none" style:font-name="Cantarell" fo:font-size="9pt" fo:font-style="normal" fo:text-shadow="none" style:text-underline-style="none" fo:font-weight="normal" officeooo:rsid="006e1e8b" officeooo:paragraph-rsid="006e1e8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074929b"/>
    </style:style>
    <style:style style:name="P65" style:family="paragraph" style:parent-style-name="Standard">
      <style:text-properties officeooo:paragraph-rsid="004b72f3"/>
    </style:style>
    <style:style style:name="P66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fo:font-size="10pt" officeooo:paragraph-rsid="007c884a" style:font-size-asian="10pt" style:font-size-complex="10pt"/>
    </style:style>
    <style:style style:name="P67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fo:font-size="10pt" officeooo:paragraph-rsid="00864dbe" style:font-size-asian="10pt" style:font-size-complex="10pt"/>
    </style:style>
    <style:style style:name="P6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officeooo:paragraph-rsid="0082890f" style:font-size-asian="10pt" style:font-size-complex="10pt"/>
    </style:style>
    <style:style style:name="P6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10pt" officeooo:paragraph-rsid="00864dbe" style:font-size-asian="10pt" style:font-size-complex="10pt"/>
    </style:style>
    <style:style style:name="P7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  <style:text-properties fo:font-size="10pt" officeooo:paragraph-rsid="00864dbe" style:font-size-asian="10pt" style:font-size-complex="10pt"/>
    </style:style>
    <style:style style:name="P71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fo:font-size="10pt" officeooo:rsid="007bf000" officeooo:paragraph-rsid="0082890f" style:font-size-asian="10pt" style:font-size-complex="10pt"/>
    </style:style>
    <style:style style:name="P72" style:family="paragraph" style:parent-style-name="Heading_20_3">
      <style:paragraph-properties fo:text-align="center" style:justify-single-word="false" fo:break-before="page"/>
      <style:text-properties fo:font-size="12pt" fo:font-weight="normal" officeooo:paragraph-rsid="00864dbe" style:font-size-asian="12pt" style:font-weight-asian="normal" style:font-size-complex="12pt" style:font-weight-complex="normal"/>
    </style:style>
    <style:style style:name="T1" style:family="text">
      <style:text-properties style:font-name="Cantarell" officeooo:rsid="004082ca" style:font-name-asian="Source Han Serif CN" style:font-name-complex="Lohit Devanagari"/>
    </style:style>
    <style:style style:name="T2" style:family="text">
      <style:text-properties style:font-name="Cantarell" officeooo:rsid="004783b0" style:font-name-asian="Source Han Serif CN" style:font-name-complex="Lohit Devanagari"/>
    </style:style>
    <style:style style:name="T3" style:family="text">
      <style:text-properties style:font-name="Cantarell" officeooo:rsid="004785af" style:font-name-asian="Source Han Serif CN" style:font-name-complex="Lohit Devanagari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6pt" officeooo:rsid="0065cbd9" style:font-size-asian="6pt" style:font-size-complex="6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3d9c07" style:font-size-asian="8pt" style:font-weight-asian="normal" style:font-size-complex="8pt" style:font-weight-complex="normal"/>
    </style:style>
    <style:style style:name="T8" style:family="text">
      <style:text-properties officeooo:rsid="0065cbd9"/>
    </style:style>
    <style:style style:name="T9" style:family="text">
      <style:text-properties officeooo:rsid="007113f4"/>
    </style:style>
    <style:style style:name="T10" style:family="text">
      <style:text-properties officeooo:rsid="00764fc9"/>
    </style:style>
    <style:style style:name="T11" style:family="text">
      <style:text-properties fo:color="#000000" style:font-name="Cantarell" officeooo:rsid="005d9a32" style:font-name-asian="Source Han Serif CN" style:font-name-complex="Lohit Devanagari"/>
    </style:style>
    <style:style style:name="T12" style:family="text">
      <style:text-properties fo:color="#000000" style:font-name="Cantarell" officeooo:rsid="00636589" style:font-name-asian="Source Han Serif CN" style:font-name-complex="Lohit Devanagari"/>
    </style:style>
    <style:style style:name="T13" style:family="text">
      <style:text-properties fo:color="#000000" style:font-name="Cantarell" officeooo:rsid="006ba00d" style:font-name-asian="Source Han Serif CN" style:font-name-complex="Lohit Devanagari"/>
    </style:style>
    <style:style style:name="T14" style:family="text">
      <style:text-properties fo:color="#000000" style:font-name="Cantarell" officeooo:rsid="00780a77" style:font-name-asian="Source Han Serif CN" style:font-name-complex="Lohit Devanagari"/>
    </style:style>
    <style:style style:name="T15" style:family="text">
      <style:text-properties fo:color="#000000" style:font-name="Cantarell" officeooo:rsid="0084a075" style:font-name-asian="Source Han Serif CN" style:font-name-complex="Lohit Devanagari"/>
    </style:style>
    <style:style style:name="T16" style:family="text">
      <style:text-properties officeooo:rsid="00776747"/>
    </style:style>
    <style:style style:name="T17" style:family="text">
      <style:text-properties officeooo:rsid="00780a77"/>
    </style:style>
    <style:style style:name="T18" style:family="text">
      <style:text-properties officeooo:rsid="007bf000"/>
    </style:style>
    <style:style style:name="T19" style:family="text">
      <style:text-properties officeooo:rsid="008667f5"/>
    </style:style>
    <style:style style:name="T20" style:family="text">
      <style:text-properties officeooo:rsid="0086fe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/></text:span><text:span text:style-name="T2">Pr</text:span><text:span text:style-name="T3">ō</text:span><text:span text:style-name="T2">n</text:span><text:span text:style-name="T3">ō</text:span><text:span text:style-name="T2">m</text:span><text:span text:style-name="T3">ina</text:span><text:span text:style-name="T2"> </text:span></text:p>
      <table:table table:name="Table4" table:style-name="Table4" table:template-name="PronounSleek3">
        <table:table-column table:style-name="Table4.A"/>
        <table:table-column table:style-name="Table4.B" table:number-columns-repeated="6"/>
        <table:table-row table:style-name="Table4.1">
          <table:table-cell table:style-name="Table4.A1" office:value-type="string">
            <text:p text:style-name="P2"><text:span text:style-name="Strong_20_Emphasis"><text:span text:style-name="T7">C</text:span></text:span><text:span text:style-name="Strong_20_Emphasis"><text:span text:style-name="T6">āsūs</text:span></text:span></text:p>
          </table:table-cell>
          <table:table-cell table:style-name="Table4.B1" office:value-type="string">
            <text:p text:style-name="P15">1</text:p>
          </table:table-cell>
          <table:table-cell table:style-name="Table4.C1" office:value-type="string">
            <text:p text:style-name="P15">2</text:p>
          </table:table-cell>
          <table:table-cell table:style-name="Table4.B1" office:value-type="string">
            <text:p text:style-name="P16">3 <text:span text:style-name="T4">reflexive</text:span></text:p>
          </table:table-cell>
          <table:table-cell table:style-name="Table4.C1" office:value-type="string">
            <text:p text:style-name="P60"><text:span text:style-name="T8">1</text:span> <text:span text:style-name="T4">pl</text:span></text:p>
          </table:table-cell>
          <table:table-cell table:style-name="Table4.B1" office:value-type="string">
            <text:p text:style-name="P60"><text:span text:style-name="T8">2</text:span> <text:span text:style-name="T4">pl</text:span></text:p>
          </table:table-cell>
          <table:table-cell table:style-name="Table4.C1" office:value-type="string">
            <text:p text:style-name="P56"><text:span text:style-name="T8">3</text:span> <text:span text:style-name="T4">pl </text:span><text:span text:style-name="T5">reflexive</text:span></text:p>
          </table:table-cell>
        </table:table-row>
        <table:table-row table:style-name="Table4.2">
          <table:table-cell table:style-name="Table4.A2" office:value-type="string">
            <text:p text:style-name="P2">Nom</text:p>
          </table:table-cell>
          <table:table-cell table:style-name="Table4.B2" office:value-type="string">
            <text:p text:style-name="P17">ego</text:p>
          </table:table-cell>
          <table:table-cell table:style-name="Table4.C2" office:value-type="string">
            <text:p text:style-name="P17">tū</text:p>
          </table:table-cell>
          <table:table-cell table:style-name="Table4.B2" office:value-type="string">
            <text:p text:style-name="P19">—</text:p>
          </table:table-cell>
          <table:table-cell table:style-name="Table4.C2" office:value-type="string">
            <text:p text:style-name="P20">nōs</text:p>
          </table:table-cell>
          <table:table-cell table:style-name="Table4.B2" office:value-type="string">
            <text:p text:style-name="P20">vōs</text:p>
          </table:table-cell>
          <table:table-cell table:style-name="Table4.C2" office:value-type="string">
            <text:p text:style-name="P19">—</text:p>
          </table:table-cell>
        </table:table-row>
        <table:table-row table:style-name="Table4.3">
          <table:table-cell table:style-name="Table4.A2" office:value-type="string">
            <text:p text:style-name="P2">Acc</text:p>
          </table:table-cell>
          <table:table-cell table:style-name="Table4.B2" office:value-type="string">
            <text:p text:style-name="P17">mē</text:p>
          </table:table-cell>
          <table:table-cell table:style-name="Table4.C2" office:value-type="string">
            <text:p text:style-name="P17">tē</text:p>
          </table:table-cell>
          <table:table-cell table:style-name="Table4.B2" office:value-type="string">
            <text:p text:style-name="P18">sē, sēsē</text:p>
          </table:table-cell>
          <table:table-cell table:style-name="Table4.C2" office:value-type="string">
            <text:p text:style-name="P20">nōs</text:p>
          </table:table-cell>
          <table:table-cell table:style-name="Table4.B2" office:value-type="string">
            <text:p text:style-name="P20">vōs</text:p>
          </table:table-cell>
          <table:table-cell table:style-name="Table4.C2" office:value-type="string">
            <text:p text:style-name="P18">sē, sēsē</text:p>
          </table:table-cell>
        </table:table-row>
        <table:table-row table:style-name="Table4.4">
          <table:table-cell table:style-name="Table4.A2" office:value-type="string">
            <text:p text:style-name="P2">Gen</text:p>
          </table:table-cell>
          <table:table-cell table:style-name="Table4.B2" office:value-type="string">
            <text:p text:style-name="P17">meī</text:p>
          </table:table-cell>
          <table:table-cell table:style-name="Table4.C2" office:value-type="string">
            <text:p text:style-name="P17">tuī</text:p>
          </table:table-cell>
          <table:table-cell table:style-name="Table4.B2" office:value-type="string">
            <text:p text:style-name="P18">suī</text:p>
          </table:table-cell>
          <table:table-cell table:style-name="Table4.C2" office:value-type="string">
            <text:p text:style-name="P20">nostrum,</text:p>
            <text:p text:style-name="P20">nostrī</text:p>
          </table:table-cell>
          <table:table-cell table:style-name="Table4.B2" office:value-type="string">
            <text:p text:style-name="P20">vestrum,</text:p>
            <text:p text:style-name="P20">vestrī</text:p>
          </table:table-cell>
          <table:table-cell table:style-name="Table4.C2" office:value-type="string">
            <text:p text:style-name="P18">suī</text:p>
          </table:table-cell>
        </table:table-row>
        <table:table-row table:style-name="Table4.5">
          <table:table-cell table:style-name="Table4.A2" office:value-type="string">
            <text:p text:style-name="P2">Dat</text:p>
          </table:table-cell>
          <table:table-cell table:style-name="Table4.B2" office:value-type="string">
            <text:p text:style-name="P17">mihi, mī</text:p>
          </table:table-cell>
          <table:table-cell table:style-name="Table4.C2" office:value-type="string">
            <text:p text:style-name="P17">tibi</text:p>
          </table:table-cell>
          <table:table-cell table:style-name="Table4.B2" office:value-type="string">
            <text:p text:style-name="P18">sibi</text:p>
          </table:table-cell>
          <table:table-cell table:style-name="Table4.C2" office:value-type="string">
            <text:p text:style-name="P20">nōbīs</text:p>
          </table:table-cell>
          <table:table-cell table:style-name="Table4.B2" office:value-type="string">
            <text:p text:style-name="P20">vōbīs</text:p>
          </table:table-cell>
          <table:table-cell table:style-name="Table4.C2" office:value-type="string">
            <text:p text:style-name="P18">sibi</text:p>
          </table:table-cell>
        </table:table-row>
        <table:table-row table:style-name="Table4.6">
          <table:table-cell table:style-name="Table4.A2" office:value-type="string">
            <text:p text:style-name="P2">Abl</text:p>
          </table:table-cell>
          <table:table-cell table:style-name="Table4.B2" office:value-type="string">
            <text:p text:style-name="P17">mē</text:p>
          </table:table-cell>
          <table:table-cell table:style-name="Table4.C2" office:value-type="string">
            <text:p text:style-name="P17">tē</text:p>
          </table:table-cell>
          <table:table-cell table:style-name="Table4.B2" office:value-type="string">
            <text:p text:style-name="P18">sē, sēsē</text:p>
          </table:table-cell>
          <table:table-cell table:style-name="Table4.C2" office:value-type="string">
            <text:p text:style-name="P20">nōbīs</text:p>
          </table:table-cell>
          <table:table-cell table:style-name="Table4.B2" office:value-type="string">
            <text:p text:style-name="P20">vōbīs</text:p>
          </table:table-cell>
          <table:table-cell table:style-name="Table4.C2" office:value-type="string">
            <text:p text:style-name="P18">sē, sēsē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la" fo:country="VA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PronounSleek3.1" style:family="table-cell">
      <style:table-cell-properties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2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3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4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5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6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7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8" style:family="table-cell">
      <style:table-cell-properties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9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0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1" style:family="table-cell">
      <style:table-cell-properties fo:background-color="#f4f4f4" fo:border-bottom="0.06pt solid #9c9c9c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12" style:family="table-cell">
      <style:table-cell-properties fo:background-color="#f4f4f4" fo:border-bottom="0.06pt solid #9c9c9c" style:vertical-align="middle"/>
      <style:text-properties fo:color="#cc0033"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13" style:family="table-cell">
      <style:table-cell-properties fo:background-color="#f4f4f4" fo:padding="0.0402in" fo:padding-left="0.0402in" fo:padding-right="0.0598in" fo:padding-top="0.0402in" fo:padding-bottom="0.0402in" style:vertical-align="middle"/>
      <style:paragraph-properties fo:text-align="end"/>
      <style:text-properties fo:font-size="7pt" style:font-name="Cantarell" fo:font-family="Cantarell" style:font-size-asian="7pt" style:font-name-asian="Source Han Serif CN" style:font-family-asian="'Source Han Serif CN'" style:font-size-complex="7pt" style:font-name-complex="Lohit Devanagari" style:font-family-complex="'Lohit Devanagari'"/>
    </style:style>
    <style:style style:name="PronounSleek3.14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style:style style:name="PronounSleek3.15" style:family="table-cell">
      <style:table-cell-properties fo:background-color="#f4f4f4" fo:border-bottom="0.06pt solid #9c9c9c" style:vertical-align="middle"/>
      <style:text-properties fo:font-size="9pt" style:font-name="Cantarell" fo:font-family="Cantarell" style:font-size-asian="9pt" style:font-name-asian="Source Han Serif CN" style:font-family-asian="'Source Han Serif CN'" style:font-size-complex="9pt" style:font-name-complex="Lohit Devanagari" style:font-family-complex="'Lohit Devanagari'"/>
    </style:style>
    <style:style style:name="PronounSleek3.16" style:family="table-cell">
      <style:table-cell-properties fo:background-color="#f4f4f4" style:vertical-align="middle"/>
      <style:text-properties fo:font-size="11pt" style:font-size-asian="11pt" style:font-name-asian="Source Han Serif CN" style:font-family-asian="'Source Han Serif CN'" style:font-size-complex="11pt" style:font-name-complex="Lohit Devanagari" style:font-family-complex="'Lohit Devanagari'"/>
    </style:style>
    <table:table-template table:name="PronounSleek3" table:first-row-end-column="row" table:first-row-start-column="column" table:last-row-end-column="row" table:last-row-start-column="column">
      <table:first-row table:style-name="PronounSleek3.1"/>
      <table:last-row table:style-name="PronounSleek3.2"/>
      <table:first-column table:style-name="PronounSleek3.3"/>
      <table:last-column table:style-name="PronounSleek3.4"/>
      <table:body table:style-name="PronounSleek3.9"/>
      <table:even-rows table:style-name="PronounSleek3.5"/>
      <table:odd-rows table:style-name="PronounSleek3.6"/>
      <table:even-columns table:style-name="PronounSleek3.7"/>
      <table:odd-columns table:style-name="PronounSleek3.8"/>
      <table:background table:style-name="PronounSleek3.10"/>
      <loext:first-row-even-column table:style-name="PronounSleek3.15"/>
      <loext:last-row-even-column table:style-name="PronounSleek3.16"/>
      <loext:first-row-end-column table:style-name="PronounSleek3.12"/>
      <loext:first-row-start-column table:style-name="PronounSleek3.11"/>
      <loext:last-row-end-column table:style-name="PronounSleek3.14"/>
      <loext:last-row-start-column table:style-name="PronounSleek3.13"/>
    </table:table-template>
  </office:styles>
  <office:automatic-styles>
    <style:page-layout style:name="Mpm1">
      <style:page-layout-properties fo:page-width="5.8299in" fo:page-height="8.2701in" style:num-format="1" style:print-orientation="portrait" fo:margin-top="0.5in" fo:margin-bottom="0.5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1:17:15.076887517</meta:creation-date>
    <meta:editing-duration>PT5H30M56S</meta:editing-duration>
    <meta:editing-cycles>100</meta:editing-cycles>
    <meta:generator>LibreOffice/6.1.5.2$Linux_X86_64 LibreOffice_project/10$Build-2</meta:generator>
    <meta:initial-creator>Robert Lee</meta:initial-creator>
    <dc:date>2019-04-07T13:58:08.116407323</dc:date>
    <dc:creator>Robert Lee</dc:creator>
    <meta:printed-by>Robert Lee</meta:printed-by>
    <meta:print-date>2019-04-07T13:52:14.961761575</meta:print-date>
    <meta:document-statistic meta:table-count="1" meta:image-count="0" meta:object-count="0" meta:page-count="1" meta:paragraph-count="45" meta:word-count="53" meta:character-count="205" meta:non-whitespace-character-count="193"/>
    <meta:template xlink:type="simple" xlink:actuate="onRequest" xlink:title="A5CircaPunch" xlink:href="../../Templates/A5CircaPunch.ott" meta:date="2019-03-24T11:17:14.465111193"/>
  </office:meta>
</office:document-meta>
</file>